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ff8000"/>
    </style:style>
    <style:style style:name="T32" style:family="text">
      <style:text-properties fo:color="#111111"/>
    </style:style>
    <style:style style:name="T33" style:family="text">
      <style:text-properties fo:color="#669900"/>
    </style:style>
    <style:style style:name="T34" style:family="text">
      <style:text-properties fo:color="#cc9900"/>
    </style:style>
    <style:style style:name="T35" style:family="text">
      <style:text-properties fo:color="#ff3838"/>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5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text:span text:style-name="T7">پھیلاو</text:span>،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text:span text:style-name="T7"> پھیلاو، </text:span><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3">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3">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3">معیاری عمودی، </text:span><text:span text:style-name="T31">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text:span text:style-name="T7"> پھیلاو</text:span>، 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2">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4">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5">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1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1">00/00/0000</text:date>, <text:time style:data-style-name="N2" text:time-value="07:39:13.9886451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01T09:12:44.822261888</dc:date>
    <meta:editing-duration>P97DT22H46M11S</meta:editing-duration>
    <meta:editing-cycles>4273</meta:editing-cycles>
    <meta:generator>LibreOffice/6.4.7.2$Linux_X86_64 LibreOffice_project/40$Build-2</meta:generator>
    <meta:document-statistic meta:table-count="3" meta:cell-count="68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